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9ae02"/>
    </style:style>
    <style:style style:name="P2" style:family="paragraph" style:parent-style-name="Text_20_body">
      <style:text-properties officeooo:rsid="0019ae02" officeooo:paragraph-rsid="0019ae02"/>
    </style:style>
    <style:style style:name="P3" style:family="paragraph" style:parent-style-name="Text_20_body">
      <style:text-properties style:text-underline-style="solid" style:text-underline-width="auto" style:text-underline-color="font-color" officeooo:rsid="0019ae02" officeooo:paragraph-rsid="0019ae02"/>
    </style:style>
    <style:style style:name="P4" style:family="paragraph" style:parent-style-name="Text_20_body">
      <style:text-properties style:text-underline-style="solid" style:text-underline-width="auto" style:text-underline-color="font-color" fo:font-weight="normal" officeooo:rsid="0019ae02" officeooo:paragraph-rsid="0019ae02" style:font-weight-asian="normal" style:font-weight-complex="normal"/>
    </style:style>
    <style:style style:name="P5" style:family="paragraph" style:parent-style-name="Text_20_body">
      <style:text-properties style:text-underline-style="solid" style:text-underline-width="auto" style:text-underline-color="font-color" officeooo:rsid="001b68fd" officeooo:paragraph-rsid="001b68fd"/>
    </style:style>
    <style:style style:name="P6" style:family="paragraph" style:parent-style-name="Text_20_body">
      <style:text-properties officeooo:rsid="001c8769" officeooo:paragraph-rsid="0019ae02"/>
    </style:style>
    <style:style style:name="P7" style:family="paragraph" style:parent-style-name="Text_20_body">
      <style:text-properties style:text-underline-style="none" fo:font-weight="normal" officeooo:rsid="0019ae02" officeooo:paragraph-rsid="0019ae02" style:font-weight-asian="normal" style:font-weight-complex="normal"/>
    </style:style>
    <style:style style:name="P8" style:family="paragraph" style:parent-style-name="Text_20_body">
      <style:text-properties style:text-underline-style="none" officeooo:rsid="0019ae02" officeooo:paragraph-rsid="0019ae02"/>
    </style:style>
    <style:style style:name="P9" style:family="paragraph" style:parent-style-name="Text_20_body">
      <style:text-properties officeooo:rsid="001b68fd" officeooo:paragraph-rsid="001b68fd"/>
    </style:style>
    <style:style style:name="P10" style:family="paragraph" style:parent-style-name="Standard">
      <style:text-properties officeooo:paragraph-rsid="0019ae02"/>
    </style:style>
    <style:style style:name="P11" style:family="paragraph" style:parent-style-name="Standard">
      <style:text-properties officeooo:rsid="0019ae02" officeooo:paragraph-rsid="0019ae02"/>
    </style:style>
    <style:style style:name="P12" style:family="paragraph" style:parent-style-name="Heading_20_2">
      <style:paragraph-properties fo:break-before="page"/>
      <style:text-properties officeooo:paragraph-rsid="0019ae02"/>
    </style:style>
    <style:style style:name="P13" style:family="paragraph" style:parent-style-name="Heading_20_3">
      <style:text-properties officeooo:paragraph-rsid="0019ae02"/>
    </style:style>
    <style:style style:name="P14" style:family="paragraph" style:parent-style-name="Text_20_body">
      <style:text-properties style:text-underline-style="none" fo:font-weight="normal" officeooo:rsid="0019ae02" officeooo:paragraph-rsid="0019ae02"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19ae02" officeooo:paragraph-rsid="0019ae02" style:font-weight-asian="normal" style:font-weight-complex="normal"/>
    </style:style>
    <style:style style:name="P16" style:family="paragraph" style:parent-style-name="Text_20_body">
      <style:text-properties officeooo:paragraph-rsid="0019ae02"/>
    </style:style>
    <style:style style:name="P17" style:family="paragraph" style:parent-style-name="Text_20_body">
      <style:text-properties officeooo:rsid="001cb733" officeooo:paragraph-rsid="001cb733"/>
    </style:style>
    <style:style style:name="T1" style:family="text">
      <style:text-properties officeooo:rsid="0019ae02"/>
    </style:style>
    <style:style style:name="T2" style:family="text">
      <style:text-properties officeooo:rsid="001e2949"/>
    </style:style>
    <style:style style:name="T3" style:family="text">
      <style:text-properties officeooo:rsid="001fb6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Feature Report</text:h>
      <text:p text:style-name="P10"/>
      <text:h text:style-name="P13" text:outline-level="3">Features implemented and working properly</text:h>
      <text:p text:style-name="P3"/>
      <text:p text:style-name="P8">We extended the partial implementation we received with:</text:p>
      <text:p text:style-name="P3"/>
      <text:p text:style-name="P3">Animations</text:p>
      <text:p text:style-name="P2">Connect Four: Game pieces must drop from the top edge of the board to their valid place.</text:p>
      <text:p text:style-name="P2">Othello: Each game piece that is trapped by a move must be animated to its new colour in sequence.</text:p>
      <text:p text:style-name="P2"/>
      <text:p text:style-name="P4">Victory</text:p>
      <text:p text:style-name="P7">Connect Four: Sequence of winning four pieces highlighted visually. In the event that multiple sequences of four pieces exist, only one set of four pieces are correctly highlighted.</text:p>
      <text:p text:style-name="P7">Othello: Winning player's moves are highlighted.</text:p>
      <text:p text:style-name="P7">In the event of a draw, no pieces are highlighted.</text:p>
      <text:p text:style-name="P7"/>
      <text:p text:style-name="P4">Clock</text:p>
      <text:p text:style-name="P7">The numbers of hours, minutes, and seconds of</text:p>
      <text:p text:style-name="P7">game time elapsed (HH:MM:SS) since the start</text:p>
      <text:p text:style-name="P7">of the game.</text:p>
      <text:p text:style-name="P7"/>
      <text:p text:style-name="P4">Saving / Loading</text:p>
      <text:p text:style-name="P7">There is a button to save the game to disk.</text:p>
      <text:p text:style-name="P7">There is a button to load the game from disk.</text:p>
      <text:p text:style-name="P7">When the game is loaded, all of the information</text:p>
      <text:p text:style-name="P7">is correct up until the last save point.</text:p>
      <text:p text:style-name="P9"/>
      <text:p text:style-name="P5">Computer Player: Easy</text:p>
      <text:p text:style-name="P9"/>
      <text:p text:style-name="P5">Computer Player: Hard</text:p>
      <text:h text:style-name="P13" text:outline-level="3">Features implemented and not working properly</text:h>
      <text:p text:style-name="P11">N/A</text:p>
      <text:p text:style-name="P10"/>
      <text:h text:style-name="P13" text:outline-level="3">Features not implemented (and why)</text:h>
      <text:p text:style-name="P6"><text:span text:style-name="T1">A</text:span>llowing the user to choose the colour of their own piece was not possible in the code base we <text:soft-page-break/>inherited. This problem was not solvable without a complete re-engineering of the product, as this was hard coded across dozens of files. To do so would require renegotiating the time-scale for the product release.</text:p>
      <text:p text:style-name="P1"/>
      <text:h text:style-name="P13" text:outline-level="3">Unexpected successes or problems</text:h>
      <text:p text:style-name="P1"/>
      <text:p text:style-name="P17">Ben had to communicate, due to illness, that he would unfortunately miss some meetings during the middle of the project full implementation. This was documented in the minutes, the group maintained good communication and allowed for this, and he was able to implement the Othello animation feature on his return. <text:span text:style-name="T3">It is a credit to the group's good working relationship that this wasn't a problem.</text:span></text:p>
      <text:p text:style-name="P17"/>
      <text:p text:style-name="P17">Unexpectedly, we had <text:span text:style-name="T2">quite good</text:span> success with good time management this time and met regularly <text:span text:style-name="T2">and completed our project in a relaxed manner.</text:span></text:p>
      <text:p text:style-name="P17"/>
      <text:p text:style-name="P17">Investing the time to set up Git was a massive success which meant that we didn't have a stressful last minute panic with people overwriting each other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6:17:41.295000000</meta:creation-date>
    <dc:date>2014-03-27T17:41:21.848000000</dc:date>
    <meta:editing-duration>PT2M3S</meta:editing-duration>
    <meta:editing-cycles>5</meta:editing-cycles>
    <meta:generator>LibreOffice/4.1.2.3$Windows_x86 LibreOffice_project/40b2d7fde7e8d2d7bc5a449dc65df4d08a7dd38</meta:generator>
    <meta:document-statistic meta:table-count="0" meta:image-count="0" meta:object-count="0" meta:page-count="2" meta:paragraph-count="29" meta:word-count="347" meta:character-count="2050" meta:non-whitespace-character-count="1732"/>
  </office:meta>
</office:document-meta>
</file>